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formula="of:=[.B2]*[.$A$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formula="of:=[.B3]*[.$A$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table:formula="of:=SUM([.A2:.A3])" office:value-type="float" office:value="3" calcext:value-type="float">
            <text:p>3</text:p>
          </table:table-cell>
          <table:table-cell table:style-name="ce8"/>
          <table:table-cell table:style-name="ce9" table:number-columns-repeated="1021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20:49:49.222780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5T14:38:04.265132873</meta:creation-date>
    <dc:date>2020-10-14T20:51:19.231624165</dc:date>
    <meta:editing-duration>PT16M56S</meta:editing-duration>
    <meta:editing-cycles>6</meta:editing-cycles>
    <meta:generator>LibreOfficeDev/7.1.0.0.alpha0$Linux_X86_64 LibreOffice_project/1020191c9772c869a9ac4d83264d35e54e8694c9</meta:generator>
    <meta:document-statistic meta:table-count="1" meta:cell-count="6" meta:object-count="0"/>
  </office:meta>
</office:document-meta>
</file>